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ce1"/>
          <table:table-cell table:style-name="ce2" office:value-type="string" calcext:value-type="string">
            <text:p>Feature name</text:p>
          </table:table-cell>
          <table:table-cell table:style-name="ce2" office:value-type="string" calcext:value-type="string">
            <text:p>Coefficients</text:p>
          </table:table-cell>
          <table:table-cell table:style-name="ce2" office:value-type="string" calcext:value-type="string">
            <text:p>p_valu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ercept</text:p>
          </table:table-cell>
          <table:table-cell office:value-type="float" office:value="-0.818814" calcext:value-type="float">
            <text:p>-0.81881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de:C</text:p>
          </table:table-cell>
          <table:table-cell office:value-type="float" office:value="0.694356" calcext:value-type="float">
            <text:p>0.694356</text:p>
          </table:table-cell>
          <table:table-cell office:value-type="float" office:value="9.374485E-039" calcext:value-type="float">
            <text:p>0.00000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ths_since_issue_d:38-39</text:p>
          </table:table-cell>
          <table:table-cell office:value-type="float" office:value="0.933933" calcext:value-type="float">
            <text:p>0.933933</text:p>
          </table:table-cell>
          <table:table-cell office:value-type="float" office:value="1.148236E-275" calcext:value-type="float">
            <text:p>0.000000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ddr_state:RI_NM_NC_OK_SD_VA_LA</text:p>
          </table:table-cell>
          <table:table-cell office:value-type="float" office:value="0.062611" calcext:value-type="float">
            <text:p>0.062611</text:p>
          </table:table-cell>
          <table:table-cell office:value-type="float" office:value="0.00868365" calcext:value-type="float">
            <text:p>0.0086836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ths_since_last_delinq:0-3</text:p>
          </table:table-cell>
          <table:table-cell office:value-type="float" office:value="-0.086301" calcext:value-type="float">
            <text:p>-0.086301</text:p>
          </table:table-cell>
          <table:table-cell office:value-type="float" office:value="0.08824879" calcext:value-type="float">
            <text:p>0.0882487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ddr_state:ME_DC_WY_WV_VT_MS</text:p>
          </table:table-cell>
          <table:table-cell office:value-type="float" office:value="0.485189" calcext:value-type="float">
            <text:p>0.485189</text:p>
          </table:table-cell>
          <table:table-cell office:value-type="float" office:value="2.687904E-019" calcext:value-type="float">
            <text:p>0.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ti:7.7-10.5</text:p>
          </table:table-cell>
          <table:table-cell office:value-type="float" office:value="0.381411" calcext:value-type="float">
            <text:p>0.381411</text:p>
          </table:table-cell>
          <table:table-cell office:value-type="float" office:value="0.0000000004808109" calcext:value-type="float">
            <text:p>0.000000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ths_since_last_delinq:4-30</text:p>
          </table:table-cell>
          <table:table-cell office:value-type="float" office:value="0.028448" calcext:value-type="float">
            <text:p>0.028448</text:p>
          </table:table-cell>
          <table:table-cell office:value-type="float" office:value="0.04826408" calcext:value-type="float">
            <text:p>0.048264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nual_inc:100K-120K</text:p>
          </table:table-cell>
          <table:table-cell office:value-type="float" office:value="0.428253" calcext:value-type="float">
            <text:p>0.428253</text:p>
          </table:table-cell>
          <table:table-cell office:value-type="float" office:value="3.59548E-020" calcext:value-type="float">
            <text:p>0.000000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ths_since_last_delinq:&gt;=57</text:p>
          </table:table-cell>
          <table:table-cell office:value-type="float" office:value="0.045555" calcext:value-type="float">
            <text:p>0.045555</text:p>
          </table:table-cell>
          <table:table-cell office:value-type="float" office:value="0.02435918" calcext:value-type="float">
            <text:p>0.02435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ti:16.1-20.3</text:p>
          </table:table-cell>
          <table:table-cell office:value-type="float" office:value="0.206018" calcext:value-type="float">
            <text:p>0.206018</text:p>
          </table:table-cell>
          <table:table-cell office:value-type="float" office:value="0.0005117677" calcext:value-type="float">
            <text:p>0.0005117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mp_length:10</text:p>
          </table:table-cell>
          <table:table-cell office:value-type="float" office:value="0.132146" calcext:value-type="float">
            <text:p>0.132146</text:p>
          </table:table-cell>
          <table:table-cell office:value-type="float" office:value="0.000000000001081445" calcext:value-type="float">
            <text:p>0.00000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ths_since_issue_d:&lt;42-48</text:p>
          </table:table-cell>
          <table:table-cell office:value-type="float" office:value="0.608549" calcext:value-type="float">
            <text:p>0.608549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mp_length:2-4</text:p>
          </table:table-cell>
          <table:table-cell office:value-type="float" office:value="0.120041" calcext:value-type="float">
            <text:p>0.120041</text:p>
          </table:table-cell>
          <table:table-cell office:value-type="float" office:value="0.0000000002446894" calcext:value-type="float">
            <text:p>0.00000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nual_inc:50K-60K</text:p>
          </table:table-cell>
          <table:table-cell office:value-type="float" office:value="0.101288" calcext:value-type="float">
            <text:p>0.101288</text:p>
          </table:table-cell>
          <table:table-cell office:value-type="float" office:value="0.01508504" calcext:value-type="float">
            <text:p>0.0150850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ths_since_earliest_cr_line:&gt;355</text:p>
          </table:table-cell>
          <table:table-cell office:value-type="float" office:value="0.107802" calcext:value-type="float">
            <text:p>0.107802</text:p>
          </table:table-cell>
          <table:table-cell office:value-type="float" office:value="0.0000559537" calcext:value-type="float">
            <text:p>0.0000559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ddr_state:KY_MA_GA_WA_WI_DE</text:p>
          </table:table-cell>
          <table:table-cell office:value-type="float" office:value="0.185502" calcext:value-type="float">
            <text:p>0.185502</text:p>
          </table:table-cell>
          <table:table-cell office:value-type="float" office:value="4.38853E-015" calcext:value-type="float">
            <text:p>0.000000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cc_now_delinq:0</text:p>
          </table:table-cell>
          <table:table-cell office:value-type="float" office:value="-0.110527" calcext:value-type="float">
            <text:p>-0.110527</text:p>
          </table:table-cell>
          <table:table-cell office:value-type="float" office:value="0.1633037" calcext:value-type="float">
            <text:p>0.1633037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ddr_state:ID_TN</text:p>
          </table:table-cell>
          <table:table-cell office:value-type="float" office:value="0.032152" calcext:value-type="float">
            <text:p>0.032152</text:p>
          </table:table-cell>
          <table:table-cell office:value-type="float" office:value="0.518083" calcext:value-type="float">
            <text:p>0.518083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rpose:debt_consolidation</text:p>
          </table:table-cell>
          <table:table-cell office:value-type="float" office:value="0.083937" calcext:value-type="float">
            <text:p>0.083937</text:p>
          </table:table-cell>
          <table:table-cell office:value-type="float" office:value="0.000008031901" calcext:value-type="float">
            <text:p>0.0000080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ths_since_earliest_cr_line:266-355</text:p>
          </table:table-cell>
          <table:table-cell office:value-type="float" office:value="0.086699" calcext:value-type="float">
            <text:p>0.086699</text:p>
          </table:table-cell>
          <table:table-cell office:value-type="float" office:value="0.0001763641" calcext:value-type="float">
            <text:p>0.0001763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nt_rate:15.74-20.281</text:p>
          </table:table-cell>
          <table:table-cell office:value-type="float" office:value="0.145793" calcext:value-type="float">
            <text:p>0.145793</text:p>
          </table:table-cell>
          <table:table-cell office:value-type="float" office:value="0.00000012634" calcext:value-type="float">
            <text:p>0.00000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r_state:TX</text:p>
          </table:table-cell>
          <table:table-cell office:value-type="float" office:value="0.25574" calcext:value-type="float">
            <text:p>0.25574</text:p>
          </table:table-cell>
          <table:table-cell office:value-type="float" office:value="1.899126E-022" calcext:value-type="float">
            <text:p>0.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r_state:NY</text:p>
          </table:table-cell>
          <table:table-cell office:value-type="float" office:value="0.07448" calcext:value-type="float">
            <text:p>0.07448</text:p>
          </table:table-cell>
          <table:table-cell office:value-type="float" office:value="0.002207321" calcext:value-type="float">
            <text:p>0.002207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nnual_inc:70K-80K</text:p>
          </table:table-cell>
          <table:table-cell office:value-type="float" office:value="0.271132" calcext:value-type="float">
            <text:p>0.271132</text:p>
          </table:table-cell>
          <table:table-cell office:value-type="float" office:value="0.000000000369341" calcext:value-type="float">
            <text:p>0.000000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nt_rate:9.548-12.025</text:p>
          </table:table-cell>
          <table:table-cell office:value-type="float" office:value="0.599967" calcext:value-type="float">
            <text:p>0.599967</text:p>
          </table:table-cell>
          <table:table-cell office:value-type="float" office:value="1.219476E-049" calcext:value-type="float">
            <text:p>0.000000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nnual_inc:80K-90K</text:p>
          </table:table-cell>
          <table:table-cell office:value-type="float" office:value="0.345932" calcext:value-type="float">
            <text:p>0.345932</text:p>
          </table:table-cell>
          <table:table-cell office:value-type="float" office:value="0.00000000000001722247" calcext:value-type="float">
            <text:p>0.000000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ths_since_issue_d:&lt;38</text:p>
          </table:table-cell>
          <table:table-cell office:value-type="float" office:value="1.155687" calcext:value-type="float">
            <text:p>1.155687</text:p>
          </table:table-cell>
          <table:table-cell office:value-type="float" office:value="1.384293E-282" calcext:value-type="float">
            <text:p>0.000000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nnual_inc:&gt;140K</text:p>
          </table:table-cell>
          <table:table-cell office:value-type="float" office:value="0.454121" calcext:value-type="float">
            <text:p>0.454121</text:p>
          </table:table-cell>
          <table:table-cell office:value-type="float" office:value="5.005779E-021" calcext:value-type="float">
            <text:p>0.000000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ths_since_issue_d:&lt;53-64</text:p>
          </table:table-cell>
          <table:table-cell office:value-type="float" office:value="0.18226" calcext:value-type="float">
            <text:p>0.18226</text:p>
          </table:table-cell>
          <table:table-cell office:value-type="float" office:value="3.995125E-027" calcext:value-type="float">
            <text:p>0.000000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nitial_list_status:w</text:p>
          </table:table-cell>
          <table:table-cell office:value-type="float" office:value="0.048483" calcext:value-type="float">
            <text:p>0.048483</text:p>
          </table:table-cell>
          <table:table-cell office:value-type="float" office:value="0.0002373071" calcext:value-type="float">
            <text:p>0.000237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de:B</text:p>
          </table:table-cell>
          <table:table-cell office:value-type="float" office:value="0.893285" calcext:value-type="float">
            <text:p>0.893285</text:p>
          </table:table-cell>
          <table:table-cell office:value-type="float" office:value="4.314916E-055" calcext:value-type="float">
            <text:p>0.000000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ths_since_last_record:0-2</text:p>
          </table:table-cell>
          <table:table-cell office:value-type="float" office:value="-0.412474" calcext:value-type="float">
            <text:p>-0.412474</text:p>
          </table:table-cell>
          <table:table-cell office:value-type="float" office:value="0.000002083285" calcext:value-type="float">
            <text:p>0.0000020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nnual_inc:30K-40K</text:p>
          </table:table-cell>
          <table:table-cell office:value-type="float" office:value="-0.053172" calcext:value-type="float">
            <text:p>-0.053172</text:p>
          </table:table-cell>
          <table:table-cell office:value-type="float" office:value="0.1936244" calcext:value-type="float">
            <text:p>0.1936244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nq_last_6mths:3-6</text:p>
          </table:table-cell>
          <table:table-cell office:value-type="float" office:value="0.338217" calcext:value-type="float">
            <text:p>0.338217</text:p>
          </table:table-cell>
          <table:table-cell office:value-type="float" office:value="6.809949E-021" calcext:value-type="float">
            <text:p>0.00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ti:&lt;=1.4</text:p>
          </table:table-cell>
          <table:table-cell office:value-type="float" office:value="0.278703" calcext:value-type="float">
            <text:p>0.278703</text:p>
          </table:table-cell>
          <table:table-cell office:value-type="float" office:value="0.0009763453" calcext:value-type="float">
            <text:p>0.0009763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nq_last_6mths:1-2</text:p>
          </table:table-cell>
          <table:table-cell office:value-type="float" office:value="0.533824" calcext:value-type="float">
            <text:p>0.533824</text:p>
          </table:table-cell>
          <table:table-cell office:value-type="float" office:value="4.209234E-069" calcext:value-type="float">
            <text:p>0.00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ti:22.4-35</text:p>
          </table:table-cell>
          <table:table-cell office:value-type="float" office:value="0.103485" calcext:value-type="float">
            <text:p>0.103485</text:p>
          </table:table-cell>
          <table:table-cell office:value-type="float" office:value="0.07765507" calcext:value-type="float">
            <text:p>0.0776550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mp_length:5-6</text:p>
          </table:table-cell>
          <table:table-cell office:value-type="float" office:value="0.081904" calcext:value-type="float">
            <text:p>0.081904</text:p>
          </table:table-cell>
          <table:table-cell office:value-type="float" office:value="0.0001383129" calcext:value-type="float">
            <text:p>0.0001383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nq_last_6mths:0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2.481669E-135" calcext:value-type="float">
            <text:p>0.000000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ths_since_issue_d:&lt;40-41</text:p>
          </table:table-cell>
          <table:table-cell office:value-type="float" office:value="0.415354" calcext:value-type="float">
            <text:p>0.415354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ths_since_issue_d:&lt;40-41</text:p>
          </table:table-cell>
          <table:table-cell office:value-type="float" office:value="0.415354" calcext:value-type="float">
            <text:p>0.415354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home_ownership:MORTGAGE</text:p>
          </table:table-cell>
          <table:table-cell office:value-type="float" office:value="0.108844" calcext:value-type="float">
            <text:p>0.108844</text:p>
          </table:table-cell>
          <table:table-cell office:value-type="float" office:value="1.302454E-017" calcext:value-type="float">
            <text:p>0.000000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ths_since_issue_d:&lt;65-84</text:p>
          </table:table-cell>
          <table:table-cell office:value-type="float" office:value="-0.072325" calcext:value-type="float">
            <text:p>-0.072325</text:p>
          </table:table-cell>
          <table:table-cell office:value-type="float" office:value="0.000000002113362" calcext:value-type="float">
            <text:p>0.000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ti:10.5-16.1</text:p>
          </table:table-cell>
          <table:table-cell office:value-type="float" office:value="0.298401" calcext:value-type="float">
            <text:p>0.298401</text:p>
          </table:table-cell>
          <table:table-cell office:value-type="float" office:value="0.0000004306594" calcext:value-type="float">
            <text:p>0.0000004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ddr_state:KS_CO_MT_NH</text:p>
          </table:table-cell>
          <table:table-cell office:value-type="float" office:value="0.361493" calcext:value-type="float">
            <text:p>0.361493</text:p>
          </table:table-cell>
          <table:table-cell office:value-type="float" office:value="1.256757E-025" calcext:value-type="float">
            <text:p>0.000000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verification_status:Not Verified</text:p>
          </table:table-cell>
          <table:table-cell office:value-type="float" office:value="0.088492" calcext:value-type="float">
            <text:p>0.088492</text:p>
          </table:table-cell>
          <table:table-cell office:value-type="float" office:value="0.000000002745569" calcext:value-type="float">
            <text:p>0.0000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m:36</text:p>
          </table:table-cell>
          <table:table-cell office:value-type="float" office:value="0.07236" calcext:value-type="float">
            <text:p>0.07236</text:p>
          </table:table-cell>
          <table:table-cell office:value-type="float" office:value="0.0000003554627" calcext:value-type="float">
            <text:p>0.00000036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ths_since_last_record:&gt;=86</text:p>
          </table:table-cell>
          <table:table-cell office:value-type="float" office:value="-0.077303" calcext:value-type="float">
            <text:p>-0.077303</text:p>
          </table:table-cell>
          <table:table-cell office:value-type="float" office:value="0.0006874908" calcext:value-type="float">
            <text:p>0.0006874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nt_rate:12.025-15.74</text:p>
          </table:table-cell>
          <table:table-cell office:value-type="float" office:value="0.341475" calcext:value-type="float">
            <text:p>0.341475</text:p>
          </table:table-cell>
          <table:table-cell office:value-type="float" office:value="1.698998E-024" calcext:value-type="float">
            <text:p>0.000000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ths_since_last_delinq:31-56</text:p>
          </table:table-cell>
          <table:table-cell office:value-type="float" office:value="0.055645" calcext:value-type="float">
            <text:p>0.055645</text:p>
          </table:table-cell>
          <table:table-cell office:value-type="float" office:value="0.0006995742" calcext:value-type="float">
            <text:p>0.00069957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mths_since_earliest_cr_line:142-266</text:p>
          </table:table-cell>
          <table:table-cell office:value-type="float" office:value="0.020172" calcext:value-type="float">
            <text:p>0.020172</text:p>
          </table:table-cell>
          <table:table-cell office:value-type="float" office:value="0.3043227" calcext:value-type="float">
            <text:p>0.3043227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ddr_state:CT_SC_AK</text:p>
          </table:table-cell>
          <table:table-cell office:value-type="float" office:value="0.326244" calcext:value-type="float">
            <text:p>0.326244</text:p>
          </table:table-cell>
          <table:table-cell office:value-type="float" office:value="1.971812E-018" calcext:value-type="float">
            <text:p>0.000000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nnual_inc:90K-100K</text:p>
          </table:table-cell>
          <table:table-cell office:value-type="float" office:value="0.357822" calcext:value-type="float">
            <text:p>0.357822</text:p>
          </table:table-cell>
          <table:table-cell office:value-type="float" office:value="0.00000000000001560667" calcext:value-type="float">
            <text:p>0.000000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rpose:credit_card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4.355077E-019" calcext:value-type="float">
            <text:p>0.000000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mths_since_last_record:81-86</text:p>
          </table:table-cell>
          <table:table-cell office:value-type="float" office:value="-0.102353" calcext:value-type="float">
            <text:p>-0.102353</text:p>
          </table:table-cell>
          <table:table-cell office:value-type="float" office:value="0.1084292" calcext:value-type="float">
            <text:p>0.108429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ths_since_last_record:3-20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9804571" calcext:value-type="float">
            <text:p>0.9804571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rpose:hi_mp_car</text:p>
          </table:table-cell>
          <table:table-cell office:value-type="float" office:value="0.165016" calcext:value-type="float">
            <text:p>0.165016</text:p>
          </table:table-cell>
          <table:table-cell office:value-type="float" office:value="0.0000000001807999" calcext:value-type="float">
            <text:p>0.000000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nt_rate:&lt;9.548</text:p>
          </table:table-cell>
          <table:table-cell office:value-type="float" office:value="0.963008" calcext:value-type="float">
            <text:p>0.963008</text:p>
          </table:table-cell>
          <table:table-cell office:value-type="float" office:value="1.95197E-042" calcext:value-type="float">
            <text:p>0.000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ti:3.5-7.7</text:p>
          </table:table-cell>
          <table:table-cell office:value-type="float" office:value="0.431369" calcext:value-type="float">
            <text:p>0.431369</text:p>
          </table:table-cell>
          <table:table-cell office:value-type="float" office:value="0.000000000003026028" calcext:value-type="float">
            <text:p>0.0000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ade:D</text:p>
          </table:table-cell>
          <table:table-cell office:value-type="float" office:value="0.518326" calcext:value-type="float">
            <text:p>0.518326</text:p>
          </table:table-cell>
          <table:table-cell office:value-type="float" office:value="7.001486E-024" calcext:value-type="float">
            <text:p>0.0000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mp_length:1</text:p>
          </table:table-cell>
          <table:table-cell office:value-type="float" office:value="0.104639" calcext:value-type="float">
            <text:p>0.104639</text:p>
          </table:table-cell>
          <table:table-cell office:value-type="float" office:value="0.00005983413" calcext:value-type="float">
            <text:p>0.0000598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rpose:med_wed_vac</text:p>
          </table:table-cell>
          <table:table-cell office:value-type="float" office:value="0.182458" calcext:value-type="float">
            <text:p>0.182458</text:p>
          </table:table-cell>
          <table:table-cell office:value-type="float" office:value="0.000004156934" calcext:value-type="float">
            <text:p>0.000004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ti:21.7-22.4</text:p>
          </table:table-cell>
          <table:table-cell office:value-type="float" office:value="0.149512" calcext:value-type="float">
            <text:p>0.149512</text:p>
          </table:table-cell>
          <table:table-cell office:value-type="float" office:value="0.02328183" calcext:value-type="float">
            <text:p>0.0232818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nnual_inc:60K-70K</text:p>
          </table:table-cell>
          <table:table-cell office:value-type="float" office:value="0.201946" calcext:value-type="float">
            <text:p>0.201946</text:p>
          </table:table-cell>
          <table:table-cell office:value-type="float" office:value="0.000001887195" calcext:value-type="float">
            <text:p>0.000001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ade:F</text:p>
          </table:table-cell>
          <table:table-cell office:value-type="float" office:value="0.220484" calcext:value-type="float">
            <text:p>0.220484</text:p>
          </table:table-cell>
          <table:table-cell office:value-type="float" office:value="0.00000627314" calcext:value-type="float">
            <text:p>0.000006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ti:20.3-21.7</text:p>
          </table:table-cell>
          <table:table-cell office:value-type="float" office:value="0.193926" calcext:value-type="float">
            <text:p>0.193926</text:p>
          </table:table-cell>
          <table:table-cell office:value-type="float" office:value="0.00177955" calcext:value-type="float">
            <text:p>0.0017795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nnual_inc:120K-140K</text:p>
          </table:table-cell>
          <table:table-cell office:value-type="float" office:value="0.494449" calcext:value-type="float">
            <text:p>0.494449</text:p>
          </table:table-cell>
          <table:table-cell office:value-type="float" office:value="3.186613E-021" calcext:value-type="float">
            <text:p>0.000000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nnual_inc:20K-30K</text:p>
          </table:table-cell>
          <table:table-cell office:value-type="float" office:value="-0.10019" calcext:value-type="float">
            <text:p>-0.10019</text:p>
          </table:table-cell>
          <table:table-cell office:value-type="float" office:value="0.0183254" calcext:value-type="float">
            <text:p>0.018325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ade:E</text:p>
          </table:table-cell>
          <table:table-cell office:value-type="float" office:value="0.366348" calcext:value-type="float">
            <text:p>0.366348</text:p>
          </table:table-cell>
          <table:table-cell office:value-type="float" office:value="4.09435E-015" calcext:value-type="float">
            <text:p>0.000000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nnual_inc:40K-50K</text:p>
          </table:table-cell>
          <table:table-cell office:value-type="float" office:value="0.051093" calcext:value-type="float">
            <text:p>0.051093</text:p>
          </table:table-cell>
          <table:table-cell office:value-type="float" office:value="0.2112723" calcext:value-type="float">
            <text:p>0.2112723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verification_status:Source Verified</text:p>
          </table:table-cell>
          <table:table-cell office:value-type="float" office:value="-0.023267" calcext:value-type="float">
            <text:p>-0.023267</text:p>
          </table:table-cell>
          <table:table-cell office:value-type="float" office:value="0.08406542" calcext:value-type="float">
            <text:p>0.0840654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ths_since_issue_d:&lt;49-52</text:p>
          </table:table-cell>
          <table:table-cell office:value-type="float" office:value="0.434234" calcext:value-type="float">
            <text:p>0.434234</text:p>
          </table:table-cell>
          <table:table-cell office:value-type="float" office:value="2.861127E-116" calcext:value-type="float">
            <text:p>0.000000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ome_ownership:OWN</text:p>
          </table:table-cell>
          <table:table-cell office:value-type="float" office:value="0.075221" calcext:value-type="float">
            <text:p>0.075221</text:p>
          </table:table-cell>
          <table:table-cell office:value-type="float" office:value="0.0001965656" calcext:value-type="float">
            <text:p>0.0001965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ddr_state:OR_IL</text:p>
          </table:table-cell>
          <table:table-cell office:value-type="float" office:value="0.262247" calcext:value-type="float">
            <text:p>0.262247</text:p>
          </table:table-cell>
          <table:table-cell office:value-type="float" office:value="8.347662E-019" calcext:value-type="float">
            <text:p>0.000000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mths_since_last_record:21-31</text:p>
          </table:table-cell>
          <table:table-cell office:value-type="float" office:value="0.116937" calcext:value-type="float">
            <text:p>0.116937</text:p>
          </table:table-cell>
          <table:table-cell office:value-type="float" office:value="0.1491824" calcext:value-type="float">
            <text:p>0.14918240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addr_state:AZ_MI_UT_AR_PA_OH_MN_IN</text:p>
          </table:table-cell>
          <table:table-cell office:value-type="float" office:value="0.139864" calcext:value-type="float">
            <text:p>0.139864</text:p>
          </table:table-cell>
          <table:table-cell office:value-type="float" office:value="0.00000000003145296" calcext:value-type="float">
            <text:p>0.0000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ddr_state:CA</text:p>
          </table:table-cell>
          <table:table-cell office:value-type="float" office:value="0.083698" calcext:value-type="float">
            <text:p>0.083698</text:p>
          </table:table-cell>
          <table:table-cell office:value-type="float" office:value="0.00008044604" calcext:value-type="float">
            <text:p>0.00008045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mths_since_last_record:32-80</text:p>
          </table:table-cell>
          <table:table-cell office:value-type="float" office:value="0.220025" calcext:value-type="float">
            <text:p>0.220025</text:p>
          </table:table-cell>
          <table:table-cell office:value-type="float" office:value="6.072997E-017" calcext:value-type="float">
            <text:p>0.000000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ddr_state:MD_NJ_MO</text:p>
          </table:table-cell>
          <table:table-cell office:value-type="float" office:value="0.063219" calcext:value-type="float">
            <text:p>0.063219</text:p>
          </table:table-cell>
          <table:table-cell office:value-type="float" office:value="0.01109372" calcext:value-type="float">
            <text:p>0.0110937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mp_length:7-9</text:p>
          </table:table-cell>
          <table:table-cell office:value-type="float" office:value="0.084938" calcext:value-type="float">
            <text:p>0.084938</text:p>
          </table:table-cell>
          <table:table-cell office:value-type="float" office:value="0.00005356277" calcext:value-type="float">
            <text:p>0.000053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ti:1.4-3.5</text:p>
          </table:table-cell>
          <table:table-cell office:value-type="float" office:value="0.422358" calcext:value-type="float">
            <text:p>0.422358</text:p>
          </table:table-cell>
          <table:table-cell office:value-type="float" office:value="0.000000003094432" calcext:value-type="float">
            <text:p>0.0000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ade:A</text:p>
          </table:table-cell>
          <table:table-cell office:value-type="float" office:value="1.10978" calcext:value-type="float">
            <text:p>1.10978</text:p>
          </table:table-cell>
          <table:table-cell office:value-type="float" office:value="3.419794E-039" calcext:value-type="float">
            <text:p>0.00000000</text:p>
          </table:table-cell>
        </table:table-row>
        <table:table-row table:style-name="ro1"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21:10:59.813000000</meta:creation-date>
    <dc:date>2023-01-11T21:11:25.226000000</dc:date>
    <meta:editing-duration>PT25S</meta:editing-duration>
    <meta:editing-cycles>2</meta:editing-cycles>
    <meta:generator>LibreOffice/7.3.3.2$Windows_X86_64 LibreOffice_project/d1d0ea68f081ee2800a922cac8f79445e4603348</meta:generator>
    <meta:document-statistic meta:table-count="1" meta:cell-count="335" meta:object-count="0"/>
  </office:meta>
</office:document-meta>
</file>